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5301322349695065">
            <text:p>0.15301322349695065</text:p>
          </table:table-cell>
          <table:table-cell office:value-type="float" office:value="0.1483054216263953">
            <text:p>0.1483054216263953</text:p>
          </table:table-cell>
          <table:table-cell office:value-type="float" office:value="0.14833586125842846">
            <text:p>0.14833586125842846</text:p>
          </table:table-cell>
          <table:table-cell office:value-type="float" office:value="0.14331679086577168">
            <text:p>0.14331679086577168</text:p>
          </table:table-cell>
          <table:table-cell office:value-type="float" office:value="0.14070235374198148">
            <text:p>0.14070235374198148</text:p>
          </table:table-cell>
          <table:table-cell office:value-type="float" office:value="0.13708230868400859">
            <text:p>0.13708230868400859</text:p>
          </table:table-cell>
          <table:table-cell office:value-type="float" office:value="0.14343230270017227">
            <text:p>0.14343230270017227</text:p>
          </table:table-cell>
          <table:table-cell office:value-type="float" office:value="0.16339769144048696">
            <text:p>0.16339769144048696</text:p>
          </table:table-cell>
          <table:table-cell office:value-type="float" office:value="0.18481368252726812">
            <text:p>0.18481368252726812</text:p>
          </table:table-cell>
          <table:table-cell office:value-type="float" office:value="0.19578394984842434">
            <text:p>0.19578394984842434</text:p>
          </table:table-cell>
          <table:table-cell office:value-type="float" office:value="0.20316890430649118">
            <text:p>0.20316890430649118</text:p>
          </table:table-cell>
          <table:table-cell office:value-type="float" office:value="0.20654625981273372">
            <text:p>0.20654625981273372</text:p>
          </table:table-cell>
          <table:table-cell office:value-type="float" office:value="0.20784111480668752">
            <text:p>0.20784111480668752</text:p>
          </table:table-cell>
          <table:table-cell office:value-type="float" office:value="0.20703447672530959">
            <text:p>0.20703447672530959</text:p>
          </table:table-cell>
          <table:table-cell office:value-type="float" office:value="0.2044715690078596">
            <text:p>0.2044715690078596</text:p>
          </table:table-cell>
          <table:table-cell office:value-type="float" office:value="0.20276406030731342">
            <text:p>0.20276406030731342</text:p>
          </table:table-cell>
          <table:table-cell office:value-type="float" office:value="0.20349251950206165">
            <text:p>0.20349251950206165</text:p>
          </table:table-cell>
          <table:table-cell office:value-type="float" office:value="0.2099628734608245">
            <text:p>0.2099628734608245</text:p>
          </table:table-cell>
          <table:table-cell office:value-type="float" office:value="0.2164364118211808">
            <text:p>0.2164364118211808</text:p>
          </table:table-cell>
          <table:table-cell office:value-type="float" office:value="0.21683942415101778">
            <text:p>0.21683942415101778</text:p>
          </table:table-cell>
          <table:table-cell office:value-type="float" office:value="0.21295367449316072">
            <text:p>0.21295367449316072</text:p>
          </table:table-cell>
          <table:table-cell office:value-type="float" office:value="0.204513243678037">
            <text:p>0.204513243678037</text:p>
          </table:table-cell>
          <table:table-cell office:value-type="float" office:value="0.19045830556403667">
            <text:p>0.19045830556403667</text:p>
          </table:table-cell>
          <table:table-cell office:value-type="float" office:value="0.1703965551781675">
            <text:p>0.170396555178167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634359374361446">
            <text:p>0.3634359374361446</text:p>
          </table:table-cell>
          <table:table-cell office:value-type="float" office:value="0.3522539993853915">
            <text:p>0.3522539993853915</text:p>
          </table:table-cell>
          <table:table-cell office:value-type="float" office:value="0.3523262993863334">
            <text:p>0.3523262993863334</text:p>
          </table:table-cell>
          <table:table-cell office:value-type="float" office:value="0.3404050385206059">
            <text:p>0.3404050385206059</text:p>
          </table:table-cell>
          <table:table-cell office:value-type="float" office:value="0.33419524576389364">
            <text:p>0.33419524576389364</text:p>
          </table:table-cell>
          <table:table-cell office:value-type="float" office:value="0.32559694008064877">
            <text:p>0.32559694008064877</text:p>
          </table:table-cell>
          <table:table-cell office:value-type="float" office:value="0.34067940142115033">
            <text:p>0.34067940142115033</text:p>
          </table:table-cell>
          <table:table-cell office:value-type="float" office:value="0.3881010530097012">
            <text:p>0.3881010530097012</text:p>
          </table:table-cell>
          <table:table-cell office:value-type="float" office:value="0.4389681651381063">
            <text:p>0.4389681651381063</text:p>
          </table:table-cell>
          <table:table-cell office:value-type="float" office:value="0.4650246672930923">
            <text:p>0.4650246672930923</text:p>
          </table:table-cell>
          <table:table-cell office:value-type="float" office:value="0.4825653594310127">
            <text:p>0.4825653594310127</text:p>
          </table:table-cell>
          <table:table-cell office:value-type="float" office:value="0.49058723058969006">
            <text:p>0.49058723058969006</text:p>
          </table:table-cell>
          <table:table-cell office:value-type="float" office:value="0.4936627611080101">
            <text:p>0.4936627611080101</text:p>
          </table:table-cell>
          <table:table-cell office:value-type="float" office:value="0.49174683998317215">
            <text:p>0.49174683998317215</text:p>
          </table:table-cell>
          <table:table-cell office:value-type="float" office:value="0.48565943951172036">
            <text:p>0.48565943951172036</text:p>
          </table:table-cell>
          <table:table-cell office:value-type="float" office:value="0.4816037767978648">
            <text:p>0.4816037767978648</text:p>
          </table:table-cell>
          <table:table-cell office:value-type="float" office:value="0.4833340079783907">
            <text:p>0.4833340079783907</text:p>
          </table:table-cell>
          <table:table-cell office:value-type="float" office:value="0.4987023474120982">
            <text:p>0.4987023474120982</text:p>
          </table:table-cell>
          <table:table-cell office:value-type="float" office:value="0.5140782504141775">
            <text:p>0.5140782504141775</text:p>
          </table:table-cell>
          <table:table-cell office:value-type="float" office:value="0.5150354824791289">
            <text:p>0.5150354824791289</text:p>
          </table:table-cell>
          <table:table-cell office:value-type="float" office:value="0.5058060770900348">
            <text:p>0.5058060770900348</text:p>
          </table:table-cell>
          <table:table-cell office:value-type="float" office:value="0.4857584248966251">
            <text:p>0.4857584248966251</text:p>
          </table:table-cell>
          <table:table-cell office:value-type="float" office:value="0.452375234265583">
            <text:p>0.452375234265583</text:p>
          </table:table-cell>
          <table:table-cell office:value-type="float" office:value="0.4047247051709951">
            <text:p>0.404724705170995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957113752911875">
            <text:p>0.7957113752911875</text:p>
          </table:table-cell>
          <table:table-cell office:value-type="float" office:value="0.7732724074879257">
            <text:p>0.7732724074879257</text:p>
          </table:table-cell>
          <table:table-cell office:value-type="float" office:value="0.7211155014076723">
            <text:p>0.7211155014076723</text:p>
          </table:table-cell>
          <table:table-cell office:value-type="float" office:value="0.6949052764725078">
            <text:p>0.6949052764725078</text:p>
          </table:table-cell>
          <table:table-cell office:value-type="float" office:value="0.6513958017529411">
            <text:p>0.6513958017529411</text:p>
          </table:table-cell>
          <table:table-cell office:value-type="float" office:value="0.6498504416726534">
            <text:p>0.6498504416726534</text:p>
          </table:table-cell>
          <table:table-cell office:value-type="float" office:value="0.7116478202896134">
            <text:p>0.7116478202896134</text:p>
          </table:table-cell>
          <table:table-cell office:value-type="float" office:value="0.6131837395758484">
            <text:p>0.6131837395758484</text:p>
          </table:table-cell>
          <table:table-cell office:value-type="float" office:value="0.6827053637295452">
            <text:p>0.6827053637295452</text:p>
          </table:table-cell>
          <table:table-cell office:value-type="float" office:value="0.7327838064692472">
            <text:p>0.7327838064692472</text:p>
          </table:table-cell>
          <table:table-cell office:value-type="float" office:value="0.7392830896024226">
            <text:p>0.7392830896024226</text:p>
          </table:table-cell>
          <table:table-cell office:value-type="float" office:value="0.7493032129187264">
            <text:p>0.7493032129187264</text:p>
          </table:table-cell>
          <table:table-cell office:value-type="float" office:value="0.7609429000063412">
            <text:p>0.7609429000063412</text:p>
          </table:table-cell>
          <table:table-cell office:value-type="float" office:value="0.7599434530084804">
            <text:p>0.7599434530084804</text:p>
          </table:table-cell>
          <table:table-cell office:value-type="float" office:value="0.7471879877966485">
            <text:p>0.7471879877966485</text:p>
          </table:table-cell>
          <table:table-cell office:value-type="float" office:value="0.7487164511622936">
            <text:p>0.7487164511622936</text:p>
          </table:table-cell>
          <table:table-cell office:value-type="float" office:value="0.7551968388627309">
            <text:p>0.7551968388627309</text:p>
          </table:table-cell>
          <table:table-cell office:value-type="float" office:value="0.7964434464741126">
            <text:p>0.7964434464741126</text:p>
          </table:table-cell>
          <table:table-cell office:value-type="float" office:value="0.7946626801414818">
            <text:p>0.7946626801414818</text:p>
          </table:table-cell>
          <table:table-cell office:value-type="float" office:value="0.7939713480688898">
            <text:p>0.7939713480688898</text:p>
          </table:table-cell>
          <table:table-cell office:value-type="float" office:value="0.7922248763093682">
            <text:p>0.7922248763093682</text:p>
          </table:table-cell>
          <table:table-cell office:value-type="float" office:value="0.7601930813904791">
            <text:p>0.7601930813904791</text:p>
          </table:table-cell>
          <table:table-cell office:value-type="float" office:value="0.8653201480391379">
            <text:p>0.8653201480391379</text:p>
          </table:table-cell>
          <table:table-cell office:value-type="float" office:value="0.8230125919418805">
            <text:p>0.823012591941880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088214251113659">
            <text:p>0.5088214251113659</text:p>
          </table:table-cell>
          <table:table-cell office:value-type="float" office:value="0.49520928294600164">
            <text:p>0.49520928294600164</text:p>
          </table:table-cell>
          <table:table-cell office:value-type="float" office:value="0.4429953045139758">
            <text:p>0.4429953045139758</text:p>
          </table:table-cell>
          <table:table-cell office:value-type="float" office:value="0.42619551367065117">
            <text:p>0.42619551367065117</text:p>
          </table:table-cell>
          <table:table-cell office:value-type="float" office:value="0.38758794036228816">
            <text:p>0.38758794036228816</text:p>
          </table:table-cell>
          <table:table-cell office:value-type="float" office:value="0.39282993187551307">
            <text:p>0.39282993187551307</text:p>
          </table:table-cell>
          <table:table-cell office:value-type="float" office:value="0.4427214802295379">
            <text:p>0.4427214802295379</text:p>
          </table:table-cell>
          <table:table-cell office:value-type="float" office:value="0.3068235800711165">
            <text:p>0.3068235800711165</text:p>
          </table:table-cell>
          <table:table-cell office:value-type="float" office:value="0.3361915987028662">
            <text:p>0.3361915987028662</text:p>
          </table:table-cell>
          <table:table-cell office:value-type="float" office:value="0.3657014959711465">
            <text:p>0.3657014959711465</text:p>
          </table:table-cell>
          <table:table-cell office:value-type="float" office:value="0.35835446459544995">
            <text:p>0.35835446459544995</text:p>
          </table:table-cell>
          <table:table-cell office:value-type="float" office:value="0.36204226361466557">
            <text:p>0.36204226361466557</text:p>
          </table:table-cell>
          <table:table-cell office:value-type="float" office:value="0.3712541808911769">
            <text:p>0.3712541808911769</text:p>
          </table:table-cell>
          <table:table-cell office:value-type="float" office:value="0.3717671284020456">
            <text:p>0.3717671284020456</text:p>
          </table:table-cell>
          <table:table-cell office:value-type="float" office:value="0.36381695027959693">
            <text:p>0.36381695027959693</text:p>
          </table:table-cell>
          <table:table-cell office:value-type="float" office:value="0.3685468826087461">
            <text:p>0.3685468826087461</text:p>
          </table:table-cell>
          <table:table-cell office:value-type="float" office:value="0.3736614561833639">
            <text:p>0.3736614561833639</text:p>
          </table:table-cell>
          <table:table-cell office:value-type="float" office:value="0.402776566382612">
            <text:p>0.402776566382612</text:p>
          </table:table-cell>
          <table:table-cell office:value-type="float" office:value="0.3888583320897264">
            <text:p>0.3888583320897264</text:p>
          </table:table-cell>
          <table:table-cell office:value-type="float" office:value="0.38741137782588586">
            <text:p>0.38741137782588586</text:p>
          </table:table-cell>
          <table:table-cell office:value-type="float" office:value="0.3929504366909504">
            <text:p>0.3929504366909504</text:p>
          </table:table-cell>
          <table:table-cell office:value-type="float" office:value="0.3767439065479213">
            <text:p>0.3767439065479213</text:p>
          </table:table-cell>
          <table:table-cell office:value-type="float" office:value="0.5082230779569011">
            <text:p>0.5082230779569011</text:p>
          </table:table-cell>
          <table:table-cell office:value-type="float" office:value="0.5035300131904322">
            <text:p>0.503530013190432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7281430038241867">
            <text:p>0.7281430038241867</text:p>
          </table:table-cell>
          <table:table-cell office:value-type="float" office:value="0.7077829315458526">
            <text:p>0.7077829315458526</text:p>
          </table:table-cell>
          <table:table-cell office:value-type="float" office:value="0.655612583775284">
            <text:p>0.655612583775284</text:p>
          </table:table-cell>
          <table:table-cell office:value-type="float" office:value="0.6316187059306488">
            <text:p>0.6316187059306488</text:p>
          </table:table-cell>
          <table:table-cell office:value-type="float" office:value="0.5892637278926103">
            <text:p>0.5892637278926103</text:p>
          </table:table-cell>
          <table:table-cell office:value-type="float" office:value="0.5893169260520259">
            <text:p>0.5893169260520259</text:p>
          </table:table-cell>
          <table:table-cell office:value-type="float" office:value="0.6483102414338502">
            <text:p>0.6483102414338502</text:p>
          </table:table-cell>
          <table:table-cell office:value-type="float" office:value="0.5410297409881304">
            <text:p>0.5410297409881304</text:p>
          </table:table-cell>
          <table:table-cell office:value-type="float" office:value="0.6010943809151376">
            <text:p>0.6010943809151376</text:p>
          </table:table-cell>
          <table:table-cell office:value-type="float" office:value="0.6463285162119397">
            <text:p>0.6463285162119397</text:p>
          </table:table-cell>
          <table:table-cell office:value-type="float" office:value="0.6495667129194735">
            <text:p>0.6495667129194735</text:p>
          </table:table-cell>
          <table:table-cell office:value-type="float" office:value="0.6580954461048678">
            <text:p>0.6580954461048678</text:p>
          </table:table-cell>
          <table:table-cell office:value-type="float" office:value="0.6691633444200625">
            <text:p>0.6691633444200625</text:p>
          </table:table-cell>
          <table:table-cell office:value-type="float" office:value="0.6685200968425954">
            <text:p>0.6685200968425954</text:p>
          </table:table-cell>
          <table:table-cell office:value-type="float" office:value="0.6568963736902454">
            <text:p>0.6568963736902454</text:p>
          </table:table-cell>
          <table:table-cell office:value-type="float" office:value="0.6591788475886056">
            <text:p>0.6591788475886056</text:p>
          </table:table-cell>
          <table:table-cell office:value-type="float" office:value="0.665337558506185">
            <text:p>0.665337558506185</text:p>
          </table:table-cell>
          <table:table-cell office:value-type="float" office:value="0.7037269537158067">
            <text:p>0.7037269537158067</text:p>
          </table:table-cell>
          <table:table-cell office:value-type="float" office:value="0.6990875687968744">
            <text:p>0.6990875687968744</text:p>
          </table:table-cell>
          <table:table-cell office:value-type="float" office:value="0.698218272453052">
            <text:p>0.698218272453052</text:p>
          </table:table-cell>
          <table:table-cell office:value-type="float" office:value="0.6981876901461502">
            <text:p>0.6981876901461502</text:p>
          </table:table-cell>
          <table:table-cell office:value-type="float" office:value="0.6698830643674457">
            <text:p>0.6698830643674457</text:p>
          </table:table-cell>
          <table:table-cell office:value-type="float" office:value="0.7812165833587753">
            <text:p>0.7812165833587753</text:p>
          </table:table-cell>
          <table:table-cell office:value-type="float" office:value="0.7477679988678373">
            <text:p>0.74776799886783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6516757675835592">
            <text:p>0.6516757675835592</text:p>
          </table:table-cell>
          <table:table-cell office:value-type="float" office:value="0.6336683847629246">
            <text:p>0.6336683847629246</text:p>
          </table:table-cell>
          <table:table-cell office:value-type="float" office:value="0.5814828250094923">
            <text:p>0.5814828250094923</text:p>
          </table:table-cell>
          <table:table-cell office:value-type="float" office:value="0.5599971907836262">
            <text:p>0.5599971907836262</text:p>
          </table:table-cell>
          <table:table-cell office:value-type="float" office:value="0.5189487585238698">
            <text:p>0.5189487585238698</text:p>
          </table:table-cell>
          <table:table-cell office:value-type="float" office:value="0.5208110476515249">
            <text:p>0.5208110476515249</text:p>
          </table:table-cell>
          <table:table-cell office:value-type="float" office:value="0.5766310000947528">
            <text:p>0.5766310000947528</text:p>
          </table:table-cell>
          <table:table-cell office:value-type="float" office:value="0.4593729430526099">
            <text:p>0.4593729430526099</text:p>
          </table:table-cell>
          <table:table-cell office:value-type="float" office:value="0.5087350984992969">
            <text:p>0.5087350984992969</text:p>
          </table:table-cell>
          <table:table-cell office:value-type="float" office:value="0.5484869231585068">
            <text:p>0.5484869231585068</text:p>
          </table:table-cell>
          <table:table-cell office:value-type="float" office:value="0.5480345430370224">
            <text:p>0.5480345430370224</text:p>
          </table:table-cell>
          <table:table-cell office:value-type="float" office:value="0.5548754675777634">
            <text:p>0.5548754675777634</text:p>
          </table:table-cell>
          <table:table-cell office:value-type="float" office:value="0.5652962716062223">
            <text:p>0.5652962716062223</text:p>
          </table:table-cell>
          <table:table-cell office:value-type="float" office:value="0.5650561354940231">
            <text:p>0.5650561354940231</text:p>
          </table:table-cell>
          <table:table-cell office:value-type="float" office:value="0.5547132066770531">
            <text:p>0.5547132066770531</text:p>
          </table:table-cell>
          <table:table-cell office:value-type="float" office:value="0.5578489955256093">
            <text:p>0.5578489955256093</text:p>
          </table:table-cell>
          <table:table-cell office:value-type="float" office:value="0.5636436643031469">
            <text:p>0.5636436643031469</text:p>
          </table:table-cell>
          <table:table-cell office:value-type="float" office:value="0.5987995475755813">
            <text:p>0.5987995475755813</text:p>
          </table:table-cell>
          <table:table-cell office:value-type="float" office:value="0.5909250593381172">
            <text:p>0.5909250593381172</text:p>
          </table:table-cell>
          <table:table-cell office:value-type="float" office:value="0.5898543605381589">
            <text:p>0.5898543605381589</text:p>
          </table:table-cell>
          <table:table-cell office:value-type="float" office:value="0.5917656531246064">
            <text:p>0.5917656531246064</text:p>
          </table:table-cell>
          <table:table-cell office:value-type="float" office:value="0.5676790707434745">
            <text:p>0.5676790707434745</text:p>
          </table:table-cell>
          <table:table-cell office:value-type="float" office:value="0.6860364419780862">
            <text:p>0.6860364419780862</text:p>
          </table:table-cell>
          <table:table-cell office:value-type="float" office:value="0.6626135701092166">
            <text:p>0.662613570109216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313744727006234">
            <text:p>0.8313744727006234</text:p>
          </table:table-cell>
          <table:table-cell office:value-type="float" office:value="0.8057953351054321">
            <text:p>0.8057953351054321</text:p>
          </table:table-cell>
          <table:table-cell office:value-type="float" office:value="0.8059607242950205">
            <text:p>0.8059607242950205</text:p>
          </table:table-cell>
          <table:table-cell office:value-type="float" office:value="0.7786903557230833">
            <text:p>0.7786903557230833</text:p>
          </table:table-cell>
          <table:table-cell office:value-type="float" office:value="0.7644852024982498">
            <text:p>0.7644852024982498</text:p>
          </table:table-cell>
          <table:table-cell office:value-type="float" office:value="0.744816228912547">
            <text:p>0.744816228912547</text:p>
          </table:table-cell>
          <table:table-cell office:value-type="float" office:value="0.7793179720050014">
            <text:p>0.7793179720050014</text:p>
          </table:table-cell>
          <table:table-cell office:value-type="float" office:value="0.8877969266789647">
            <text:p>0.8877969266789647</text:p>
          </table:table-cell>
          <table:table-cell office:value-type="float" office:value="1.0041575123213409">
            <text:p>1.0041575123213409</text:p>
          </table:table-cell>
          <table:table-cell office:value-type="float" office:value="1.063762819634492">
            <text:p>1.063762819634492</text:p>
          </table:table-cell>
          <table:table-cell office:value-type="float" office:value="1.1038878655499882">
            <text:p>1.1038878655499882</text:p>
          </table:table-cell>
          <table:table-cell office:value-type="float" office:value="1.1222382217411386">
            <text:p>1.1222382217411386</text:p>
          </table:table-cell>
          <table:table-cell office:value-type="float" office:value="1.1292736227556373">
            <text:p>1.1292736227556373</text:p>
          </table:table-cell>
          <table:table-cell office:value-type="float" office:value="1.1248908753417852">
            <text:p>1.1248908753417852</text:p>
          </table:table-cell>
          <table:table-cell office:value-type="float" office:value="1.1109656994420856">
            <text:p>1.1109656994420856</text:p>
          </table:table-cell>
          <table:table-cell office:value-type="float" office:value="1.1016882062091118">
            <text:p>1.1016882062091118</text:p>
          </table:table-cell>
          <table:table-cell office:value-type="float" office:value="1.105646180331068">
            <text:p>1.105646180331068</text:p>
          </table:table-cell>
          <table:table-cell office:value-type="float" office:value="1.1408018811764926">
            <text:p>1.1408018811764926</text:p>
          </table:table-cell>
          <table:table-cell office:value-type="float" office:value="1.175974883991867">
            <text:p>1.175974883991867</text:p>
          </table:table-cell>
          <table:table-cell office:value-type="float" office:value="1.178164591231236">
            <text:p>1.178164591231236</text:p>
          </table:table-cell>
          <table:table-cell office:value-type="float" office:value="1.1570519514278457">
            <text:p>1.1570519514278457</text:p>
          </table:table-cell>
          <table:table-cell office:value-type="float" office:value="1.1111921325316725">
            <text:p>1.1111921325316725</text:p>
          </table:table-cell>
          <table:table-cell office:value-type="float" office:value="1.034826727658018">
            <text:p>1.034826727658018</text:p>
          </table:table-cell>
          <table:table-cell office:value-type="float" office:value="0.9258242063900766">
            <text:p>0.925824206390076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41824664436042563">
            <text:p>0.41824664436042563</text:p>
          </table:table-cell>
          <table:table-cell office:value-type="float" office:value="0.40537832952021935">
            <text:p>0.40537832952021935</text:p>
          </table:table-cell>
          <table:table-cell office:value-type="float" office:value="0.4054615332699488">
            <text:p>0.4054615332699488</text:p>
          </table:table-cell>
          <table:table-cell office:value-type="float" office:value="0.3917423964426722">
            <text:p>0.3917423964426722</text:p>
          </table:table-cell>
          <table:table-cell office:value-type="float" office:value="0.38459608889534913">
            <text:p>0.38459608889534913</text:p>
          </table:table-cell>
          <table:table-cell office:value-type="float" office:value="0.37470105065402404">
            <text:p>0.37470105065402404</text:p>
          </table:table-cell>
          <table:table-cell office:value-type="float" office:value="0.3920581367167337">
            <text:p>0.3920581367167337</text:p>
          </table:table-cell>
          <table:table-cell office:value-type="float" office:value="0.44663156934659215">
            <text:p>0.44663156934659215</text:p>
          </table:table-cell>
          <table:table-cell office:value-type="float" office:value="0.5051700812672771">
            <text:p>0.5051700812672771</text:p>
          </table:table-cell>
          <table:table-cell office:value-type="float" office:value="0.5351562314179013">
            <text:p>0.5351562314179013</text:p>
          </table:table-cell>
          <table:table-cell office:value-type="float" office:value="0.5553422803766207">
            <text:p>0.5553422803766207</text:p>
          </table:table-cell>
          <table:table-cell office:value-type="float" office:value="0.5645739505226095">
            <text:p>0.5645739505226095</text:p>
          </table:table-cell>
          <table:table-cell office:value-type="float" office:value="0.5681133096954802">
            <text:p>0.5681133096954802</text:p>
          </table:table-cell>
          <table:table-cell office:value-type="float" office:value="0.5659084435862677">
            <text:p>0.5659084435862677</text:p>
          </table:table-cell>
          <table:table-cell office:value-type="float" office:value="0.5589029866190127">
            <text:p>0.5589029866190127</text:p>
          </table:table-cell>
          <table:table-cell office:value-type="float" office:value="0.5542356789974976">
            <text:p>0.5542356789974976</text:p>
          </table:table-cell>
          <table:table-cell office:value-type="float" office:value="0.5562268507850996">
            <text:p>0.5562268507850996</text:p>
          </table:table-cell>
          <table:table-cell office:value-type="float" office:value="0.5739129289503029">
            <text:p>0.5739129289503029</text:p>
          </table:table-cell>
          <table:table-cell office:value-type="float" office:value="0.5916077113650475">
            <text:p>0.5916077113650475</text:p>
          </table:table-cell>
          <table:table-cell office:value-type="float" office:value="0.5927093060556125">
            <text:p>0.5927093060556125</text:p>
          </table:table-cell>
          <table:table-cell office:value-type="float" office:value="0.5820879903413173">
            <text:p>0.5820879903413173</text:p>
          </table:table-cell>
          <table:table-cell office:value-type="float" office:value="0.5590169002439811">
            <text:p>0.5590169002439811</text:p>
          </table:table-cell>
          <table:table-cell office:value-type="float" office:value="0.5205991049153865">
            <text:p>0.5205991049153865</text:p>
          </table:table-cell>
          <table:table-cell office:value-type="float" office:value="0.4657622771751153">
            <text:p>0.465762277175115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9560373305470835">
            <text:p>0.09560373305470835</text:p>
          </table:table-cell>
          <table:table-cell office:value-type="float" office:value="0.0926622654937952">
            <text:p>0.0926622654937952</text:p>
          </table:table-cell>
          <table:table-cell office:value-type="float" office:value="0.09268128438895079">
            <text:p>0.09268128438895079</text:p>
          </table:table-cell>
          <table:table-cell office:value-type="float" office:value="0.08954533407670953">
            <text:p>0.08954533407670953</text:p>
          </table:table-cell>
          <table:table-cell office:value-type="float" office:value="0.08791181546205126">
            <text:p>0.08791181546205126</text:p>
          </table:table-cell>
          <table:table-cell office:value-type="float" office:value="0.08564998597137759">
            <text:p>0.08564998597137759</text:p>
          </table:table-cell>
          <table:table-cell office:value-type="float" office:value="0.0896175066793665">
            <text:p>0.0896175066793665</text:p>
          </table:table-cell>
          <table:table-cell office:value-type="float" office:value="0.10209202131176123">
            <text:p>0.10209202131176123</text:p>
          </table:table-cell>
          <table:table-cell office:value-type="float" office:value="0.11547288244369679">
            <text:p>0.11547288244369679</text:p>
          </table:table-cell>
          <table:table-cell office:value-type="float" office:value="0.12232718225218074">
            <text:p>0.12232718225218074</text:p>
          </table:table-cell>
          <table:table-cell office:value-type="float" office:value="0.12694135348846122">
            <text:p>0.12694135348846122</text:p>
          </table:table-cell>
          <table:table-cell office:value-type="float" office:value="0.12905154884851205">
            <text:p>0.12905154884851205</text:p>
          </table:table-cell>
          <table:table-cell office:value-type="float" office:value="0.12986058331205289">
            <text:p>0.12986058331205289</text:p>
          </table:table-cell>
          <table:table-cell office:value-type="float" office:value="0.12935659019275636">
            <text:p>0.12935659019275636</text:p>
          </table:table-cell>
          <table:table-cell office:value-type="float" office:value="0.12775526751185862">
            <text:p>0.12775526751185862</text:p>
          </table:table-cell>
          <table:table-cell office:value-type="float" office:value="0.12668840412407506">
            <text:p>0.12668840412407506</text:p>
          </table:table-cell>
          <table:table-cell office:value-type="float" office:value="0.12714355052779341">
            <text:p>0.12714355052779341</text:p>
          </table:table-cell>
          <table:table-cell office:value-type="float" office:value="0.13118627297037613">
            <text:p>0.13118627297037613</text:p>
          </table:table-cell>
          <table:table-cell office:value-type="float" office:value="0.13523098504936312">
            <text:p>0.13523098504936312</text:p>
          </table:table-cell>
          <table:table-cell office:value-type="float" office:value="0.13548278997392443">
            <text:p>0.13548278997392443</text:p>
          </table:table-cell>
          <table:table-cell office:value-type="float" office:value="0.1330549463894482">
            <text:p>0.1330549463894482</text:p>
          </table:table-cell>
          <table:table-cell office:value-type="float" office:value="0.12778130613748706">
            <text:p>0.12778130613748706</text:p>
          </table:table-cell>
          <table:table-cell office:value-type="float" office:value="0.1189996824265259">
            <text:p>0.1189996824265259</text:p>
          </table:table-cell>
          <table:table-cell office:value-type="float" office:value="0.10646496036350786">
            <text:p>0.1064649603635078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9385657177633793">
            <text:p>0.9385657177633793</text:p>
          </table:table-cell>
          <table:table-cell office:value-type="float" office:value="0.9117315093048488">
            <text:p>0.9117315093048488</text:p>
          </table:table-cell>
          <table:table-cell office:value-type="float" office:value="0.8596030219031889">
            <text:p>0.8596030219031889</text:p>
          </table:table-cell>
          <table:table-cell office:value-type="float" office:value="0.8287069535854814">
            <text:p>0.8287069535854814</text:p>
          </table:table-cell>
          <table:table-cell office:value-type="float" office:value="0.7827566199145228">
            <text:p>0.7827566199145228</text:p>
          </table:table-cell>
          <table:table-cell office:value-type="float" office:value="0.7778315574486652">
            <text:p>0.7778315574486652</text:p>
          </table:table-cell>
          <table:table-cell office:value-type="float" office:value="0.8455573401548282">
            <text:p>0.8455573401548282</text:p>
          </table:table-cell>
          <table:table-cell office:value-type="float" office:value="0.7657331025573433">
            <text:p>0.7657331025573433</text:p>
          </table:table-cell>
          <table:table-cell office:value-type="float" office:value="0.8552488635259744">
            <text:p>0.8552488635259744</text:p>
          </table:table-cell>
          <table:table-cell office:value-type="float" office:value="0.9155692336566077">
            <text:p>0.9155692336566077</text:p>
          </table:table-cell>
          <table:table-cell office:value-type="float" office:value="0.9289631680439951">
            <text:p>0.9289631680439951</text:p>
          </table:table-cell>
          <table:table-cell office:value-type="float" office:value="0.9421364168818243">
            <text:p>0.9421364168818243</text:p>
          </table:table-cell>
          <table:table-cell office:value-type="float" office:value="0.9549849907213852">
            <text:p>0.9549849907213852</text:p>
          </table:table-cell>
          <table:table-cell office:value-type="float" office:value="0.9532324601004566">
            <text:p>0.9532324601004566</text:p>
          </table:table-cell>
          <table:table-cell office:value-type="float" office:value="0.9380842441941063">
            <text:p>0.9380842441941063</text:p>
          </table:table-cell>
          <table:table-cell office:value-type="float" office:value="0.938018564079157">
            <text:p>0.938018564079157</text:p>
          </table:table-cell>
          <table:table-cell office:value-type="float" office:value="0.9451790469825141">
            <text:p>0.9451790469825141</text:p>
          </table:table-cell>
          <table:table-cell office:value-type="float" office:value="0.9924664276670792">
            <text:p>0.9924664276670792</text:p>
          </table:table-cell>
          <table:table-cell office:value-type="float" office:value="0.9967294073898711">
            <text:p>0.9967294073898711</text:p>
          </table:table-cell>
          <table:table-cell office:value-type="float" office:value="0.9964143307811629">
            <text:p>0.9964143307811629</text:p>
          </table:table-cell>
          <table:table-cell office:value-type="float" office:value="0.9910400927430243">
            <text:p>0.9910400927430243</text:p>
          </table:table-cell>
          <table:table-cell office:value-type="float" office:value="0.9511282455860339">
            <text:p>0.9511282455860339</text:p>
          </table:table-cell>
          <table:table-cell office:value-type="float" office:value="1.0431335120603216">
            <text:p>1.0431335120603216</text:p>
          </table:table-cell>
          <table:table-cell office:value-type="float" office:value="0.982096148860665">
            <text:p>0.982096148860665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5393657065005739">
            <text:p>0.5393657065005739</text:p>
          </table:table-cell>
          <table:table-cell office:value-type="float" office:value="0.5227708866285028">
            <text:p>0.5227708866285028</text:p>
          </table:table-cell>
          <table:table-cell office:value-type="float" office:value="0.5228781851564454">
            <text:p>0.5228781851564454</text:p>
          </table:table-cell>
          <table:table-cell office:value-type="float" office:value="0.5051861557589657">
            <text:p>0.5051861557589657</text:p>
          </table:table-cell>
          <table:table-cell office:value-type="float" office:value="0.495970365815147">
            <text:p>0.495970365815147</text:p>
          </table:table-cell>
          <table:table-cell office:value-type="float" office:value="0.4832098467199055">
            <text:p>0.4832098467199055</text:p>
          </table:table-cell>
          <table:table-cell office:value-type="float" office:value="0.5055933305164585">
            <text:p>0.5055933305164585</text:p>
          </table:table-cell>
          <table:table-cell office:value-type="float" office:value="0.5759705551600102">
            <text:p>0.5759705551600102</text:p>
          </table:table-cell>
          <table:table-cell office:value-type="float" office:value="0.65146109708145">
            <text:p>0.65146109708145</text:p>
          </table:table-cell>
          <table:table-cell office:value-type="float" office:value="0.6901308659350791">
            <text:p>0.6901308659350791</text:p>
          </table:table-cell>
          <table:table-cell office:value-type="float" office:value="0.7161625453397624">
            <text:p>0.7161625453397624</text:p>
          </table:table-cell>
          <table:table-cell office:value-type="float" office:value="0.7280675931329988">
            <text:p>0.7280675931329988</text:p>
          </table:table-cell>
          <table:table-cell office:value-type="float" office:value="0.7326319070051484">
            <text:p>0.7326319070051484</text:p>
          </table:table-cell>
          <table:table-cell office:value-type="float" office:value="0.7297885389046034">
            <text:p>0.7297885389046034</text:p>
          </table:table-cell>
          <table:table-cell office:value-type="float" office:value="0.7207543881290941">
            <text:p>0.7207543881290941</text:p>
          </table:table-cell>
          <table:table-cell office:value-type="float" office:value="0.7147354858696794">
            <text:p>0.7147354858696794</text:p>
          </table:table-cell>
          <table:table-cell office:value-type="float" office:value="0.7173032764125679">
            <text:p>0.7173032764125679</text:p>
          </table:table-cell>
          <table:table-cell office:value-type="float" office:value="0.7401110243608777">
            <text:p>0.7401110243608777</text:p>
          </table:table-cell>
          <table:table-cell office:value-type="float" office:value="0.7629299972018859">
            <text:p>0.7629299972018859</text:p>
          </table:table-cell>
          <table:table-cell office:value-type="float" office:value="0.7643506001082442">
            <text:p>0.7643506001082442</text:p>
          </table:table-cell>
          <table:table-cell office:value-type="float" office:value="0.7506534825546387">
            <text:p>0.7506534825546387</text:p>
          </table:table-cell>
          <table:table-cell office:value-type="float" office:value="0.7209012897328246">
            <text:p>0.7209012897328246</text:p>
          </table:table-cell>
          <table:table-cell office:value-type="float" office:value="0.6713581754030289">
            <text:p>0.6713581754030289</text:p>
          </table:table-cell>
          <table:table-cell office:value-type="float" office:value="0.600641279678473">
            <text:p>0.60064127967847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240991221563527">
            <text:p>0.5240991221563527</text:p>
          </table:table-cell>
          <table:table-cell office:value-type="float" office:value="0.5100169266904789">
            <text:p>0.5100169266904789</text:p>
          </table:table-cell>
          <table:table-cell office:value-type="float" office:value="0.4578059875217648">
            <text:p>0.4578059875217648</text:p>
          </table:table-cell>
          <table:table-cell office:value-type="float" office:value="0.44050506458571037">
            <text:p>0.44050506458571037</text:p>
          </table:table-cell>
          <table:table-cell office:value-type="float" office:value="0.40163645123513625">
            <text:p>0.40163645123513625</text:p>
          </table:table-cell>
          <table:table-cell office:value-type="float" office:value="0.40651699717901213">
            <text:p>0.40651699717901213</text:p>
          </table:table-cell>
          <table:table-cell office:value-type="float" office:value="0.4570425644929613">
            <text:p>0.4570425644929613</text:p>
          </table:table-cell>
          <table:table-cell office:value-type="float" office:value="0.3231381205443297">
            <text:p>0.3231381205443297</text:p>
          </table:table-cell>
          <table:table-cell office:value-type="float" office:value="0.354644431646917">
            <text:p>0.354644431646917</text:p>
          </table:table-cell>
          <table:table-cell office:value-type="float" office:value="0.38524966183352105">
            <text:p>0.38524966183352105</text:p>
          </table:table-cell>
          <table:table-cell office:value-type="float" office:value="0.3786399856636218">
            <text:p>0.3786399856636218</text:p>
          </table:table-cell>
          <table:table-cell office:value-type="float" office:value="0.3826649987683818">
            <text:p>0.3826649987683818</text:p>
          </table:table-cell>
          <table:table-cell office:value-type="float" office:value="0.39200620161814503">
            <text:p>0.39200620161814503</text:p>
          </table:table-cell>
          <table:table-cell office:value-type="float" office:value="0.39243860986612766">
            <text:p>0.39243860986612766</text:p>
          </table:table-cell>
          <table:table-cell office:value-type="float" office:value="0.38423253668594015">
            <text:p>0.38423253668594015</text:p>
          </table:table-cell>
          <table:table-cell office:value-type="float" office:value="0.3887919817850811">
            <text:p>0.3887919817850811</text:p>
          </table:table-cell>
          <table:table-cell office:value-type="float" office:value="0.3939792888047738">
            <text:p>0.3939792888047738</text:p>
          </table:table-cell>
          <table:table-cell office:value-type="float" office:value="0.42374043537458445">
            <text:p>0.42374043537458445</text:p>
          </table:table-cell>
          <table:table-cell office:value-type="float" office:value="0.41046855540074484">
            <text:p>0.41046855540074484</text:p>
          </table:table-cell>
          <table:table-cell office:value-type="float" office:value="0.40906184014461955">
            <text:p>0.40906184014461955</text:p>
          </table:table-cell>
          <table:table-cell office:value-type="float" office:value="0.414212924005244">
            <text:p>0.414212924005244</text:p>
          </table:table-cell>
          <table:table-cell office:value-type="float" office:value="0.3971636539866964">
            <text:p>0.3971636539866964</text:p>
          </table:table-cell>
          <table:table-cell office:value-type="float" office:value="0.5272395016725078">
            <text:p>0.5272395016725078</text:p>
          </table:table-cell>
          <table:table-cell office:value-type="float" office:value="0.520543359409972">
            <text:p>0.5205433594099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9128621712511287">
            <text:p>0.19128621712511287</text:p>
          </table:table-cell>
          <table:table-cell office:value-type="float" office:value="0.18540085904812825">
            <text:p>0.18540085904812825</text:p>
          </table:table-cell>
          <table:table-cell office:value-type="float" office:value="0.18543891250474612">
            <text:p>0.18543891250474612</text:p>
          </table:table-cell>
          <table:table-cell office:value-type="float" office:value="0.1791644287251457">
            <text:p>0.1791644287251457</text:p>
          </table:table-cell>
          <table:table-cell office:value-type="float" office:value="0.17589604592860156">
            <text:p>0.17589604592860156</text:p>
          </table:table-cell>
          <table:table-cell office:value-type="float" office:value="0.17137052382576315">
            <text:p>0.17137052382576315</text:p>
          </table:table-cell>
          <table:table-cell office:value-type="float" office:value="0.179308833380709">
            <text:p>0.179308833380709</text:p>
          </table:table-cell>
          <table:table-cell office:value-type="float" office:value="0.20426813819297232">
            <text:p>0.20426813819297232</text:p>
          </table:table-cell>
          <table:table-cell office:value-type="float" office:value="0.23104088258298106">
            <text:p>0.23104088258298106</text:p>
          </table:table-cell>
          <table:table-cell office:value-type="float" office:value="0.24475512824592005">
            <text:p>0.24475512824592005</text:p>
          </table:table-cell>
          <table:table-cell office:value-type="float" office:value="0.25398727151851047">
            <text:p>0.25398727151851047</text:p>
          </table:table-cell>
          <table:table-cell office:value-type="float" office:value="0.25820940045554835">
            <text:p>0.25820940045554835</text:p>
          </table:table-cell>
          <table:table-cell office:value-type="float" office:value="0.2598281358031104">
            <text:p>0.2598281358031104</text:p>
          </table:table-cell>
          <table:table-cell office:value-type="float" office:value="0.2588197344136782">
            <text:p>0.2588197344136782</text:p>
          </table:table-cell>
          <table:table-cell office:value-type="float" office:value="0.25561577000519325">
            <text:p>0.25561577000519325</text:p>
          </table:table-cell>
          <table:table-cell office:value-type="float" office:value="0.25348116442947205">
            <text:p>0.25348116442947205</text:p>
          </table:table-cell>
          <table:table-cell office:value-type="float" office:value="0.2543918321515742">
            <text:p>0.2543918321515742</text:p>
          </table:table-cell>
          <table:table-cell office:value-type="float" office:value="0.262480607121124">
            <text:p>0.262480607121124</text:p>
          </table:table-cell>
          <table:table-cell office:value-type="float" office:value="0.27057336300239193">
            <text:p>0.27057336300239193</text:p>
          </table:table-cell>
          <table:table-cell office:value-type="float" office:value="0.27107718026907945">
            <text:p>0.27107718026907945</text:p>
          </table:table-cell>
          <table:table-cell office:value-type="float" office:value="0.2662194932289706">
            <text:p>0.2662194932289706</text:p>
          </table:table-cell>
          <table:table-cell office:value-type="float" office:value="0.2556678687050706">
            <text:p>0.2556678687050706</text:p>
          </table:table-cell>
          <table:table-cell office:value-type="float" office:value="0.23809738765570976">
            <text:p>0.23809738765570976</text:p>
          </table:table-cell>
          <table:table-cell office:value-type="float" office:value="0.21301761838794092">
            <text:p>0.21301761838794092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5032189902962008">
            <text:p>0.05032189902962008</text:p>
          </table:table-cell>
          <table:table-cell office:value-type="float" office:value="0.04877363068413097">
            <text:p>0.04877363068413097</text:p>
          </table:table-cell>
          <table:table-cell office:value-type="float" office:value="0.048783641453492246">
            <text:p>0.048783641453492246</text:p>
          </table:table-cell>
          <table:table-cell office:value-type="float" office:value="0.04713300533362223">
            <text:p>0.04713300533362223</text:p>
          </table:table-cell>
          <table:table-cell office:value-type="float" office:value="0.04627318787500055">
            <text:p>0.04627318787500055</text:p>
          </table:table-cell>
          <table:table-cell office:value-type="float" office:value="0.0450826532419359">
            <text:p>0.0450826532419359</text:p>
          </table:table-cell>
          <table:table-cell office:value-type="float" office:value="0.04717099404292853">
            <text:p>0.04717099404292853</text:p>
          </table:table-cell>
          <table:table-cell office:value-type="float" office:value="0.05373706887826631">
            <text:p>0.05373706887826631</text:p>
          </table:table-cell>
          <table:table-cell office:value-type="float" office:value="0.06078020748066096">
            <text:p>0.06078020748066096</text:p>
          </table:table-cell>
          <table:table-cell office:value-type="float" office:value="0.06438803085596666">
            <text:p>0.06438803085596666</text:p>
          </table:table-cell>
          <table:table-cell office:value-type="float" office:value="0.06681674207506322">
            <text:p>0.06681674207506322</text:p>
          </table:table-cell>
          <table:table-cell office:value-type="float" office:value="0.06792746269703401">
            <text:p>0.06792746269703401</text:p>
          </table:table-cell>
          <table:table-cell office:value-type="float" office:value="0.06835330538418605">
            <text:p>0.06835330538418605</text:p>
          </table:table-cell>
          <table:table-cell office:value-type="float" office:value="0.06808802399766996">
            <text:p>0.06808802399766996</text:p>
          </table:table-cell>
          <table:table-cell office:value-type="float" office:value="0.06724515316316128">
            <text:p>0.06724515316316128</text:p>
          </table:table-cell>
          <table:table-cell office:value-type="float" office:value="0.06668359986431968">
            <text:p>0.06668359986431968</text:p>
          </table:table-cell>
          <table:table-cell office:value-type="float" office:value="0.06692317033546956">
            <text:p>0.06692317033546956</text:p>
          </table:table-cell>
          <table:table-cell office:value-type="float" office:value="0.06905109425705969">
            <text:p>0.06905109425705969</text:p>
          </table:table-cell>
          <table:table-cell office:value-type="float" office:value="0.07118006544196301">
            <text:p>0.07118006544196301</text:p>
          </table:table-cell>
          <table:table-cell office:value-type="float" office:value="0.07131260526634074">
            <text:p>0.07131260526634074</text:p>
          </table:table-cell>
          <table:table-cell office:value-type="float" office:value="0.07003468759708187">
            <text:p>0.07003468759708187</text:p>
          </table:table-cell>
          <table:table-cell office:value-type="float" office:value="0.06725885883184035">
            <text:p>0.06725885883184035</text:p>
          </table:table-cell>
          <table:table-cell office:value-type="float" office:value="0.0626365708983115">
            <text:p>0.0626365708983115</text:p>
          </table:table-cell>
          <table:table-cell office:value-type="float" office:value="0.05603880533136862">
            <text:p>0.0560388053313686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194652908105376">
            <text:p>0.1194652908105376</text:p>
          </table:table-cell>
          <table:table-cell office:value-type="float" office:value="0.11578966783697472">
            <text:p>0.11578966783697472</text:p>
          </table:table-cell>
          <table:table-cell office:value-type="float" office:value="0.11581343362276637">
            <text:p>0.11581343362276637</text:p>
          </table:table-cell>
          <table:table-cell office:value-type="float" office:value="0.11189478731002345">
            <text:p>0.11189478731002345</text:p>
          </table:table-cell>
          <table:table-cell office:value-type="float" office:value="0.10985356182531446">
            <text:p>0.10985356182531446</text:p>
          </table:table-cell>
          <table:table-cell office:value-type="float" office:value="0.10702720652271795">
            <text:p>0.10702720652271795</text:p>
          </table:table-cell>
          <table:table-cell office:value-type="float" office:value="0.11198497333821997">
            <text:p>0.11198497333821997</text:p>
          </table:table-cell>
          <table:table-cell office:value-type="float" office:value="0.1275729788549767">
            <text:p>0.1275729788549767</text:p>
          </table:table-cell>
          <table:table-cell office:value-type="float" office:value="0.1442935442068271">
            <text:p>0.1442935442068271</text:p>
          </table:table-cell>
          <table:table-cell office:value-type="float" office:value="0.15285859594444628">
            <text:p>0.15285859594444628</text:p>
          </table:table-cell>
          <table:table-cell office:value-type="float" office:value="0.15862440958978188">
            <text:p>0.15862440958978188</text:p>
          </table:table-cell>
          <table:table-cell office:value-type="float" office:value="0.16126128468137818">
            <text:p>0.16126128468137818</text:p>
          </table:table-cell>
          <table:table-cell office:value-type="float" office:value="0.16227224455056322">
            <text:p>0.16227224455056322</text:p>
          </table:table-cell>
          <table:table-cell office:value-type="float" office:value="0.16164246072686334">
            <text:p>0.16164246072686334</text:p>
          </table:table-cell>
          <table:table-cell office:value-type="float" office:value="0.15964146689908562">
            <text:p>0.15964146689908562</text:p>
          </table:table-cell>
          <table:table-cell office:value-type="float" office:value="0.15830832706443315">
            <text:p>0.15830832706443315</text:p>
          </table:table-cell>
          <table:table-cell office:value-type="float" office:value="0.1588770726117493">
            <text:p>0.1588770726117493</text:p>
          </table:table-cell>
          <table:table-cell office:value-type="float" office:value="0.16392881062278528">
            <text:p>0.16392881062278528</text:p>
          </table:table-cell>
          <table:table-cell office:value-type="float" office:value="0.16898303485987098">
            <text:p>0.16898303485987098</text:p>
          </table:table-cell>
          <table:table-cell office:value-type="float" office:value="0.16929768730679057">
            <text:p>0.16929768730679057</text:p>
          </table:table-cell>
          <table:table-cell office:value-type="float" office:value="0.16626388276177298">
            <text:p>0.16626388276177298</text:p>
          </table:table-cell>
          <table:table-cell office:value-type="float" office:value="0.15967400445681088">
            <text:p>0.15967400445681088</text:p>
          </table:table-cell>
          <table:table-cell office:value-type="float" office:value="0.1487005916318288">
            <text:p>0.1487005916318288</text:p>
          </table:table-cell>
          <table:table-cell office:value-type="float" office:value="0.1330373516239221">
            <text:p>0.133037351623922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615483180634107">
            <text:p>0.2615483180634107</text:p>
          </table:table-cell>
          <table:table-cell office:value-type="float" office:value="0.25417268605629817">
            <text:p>0.25417268605629817</text:p>
          </table:table-cell>
          <table:table-cell office:value-type="float" office:value="0.23702884284343742">
            <text:p>0.23702884284343742</text:p>
          </table:table-cell>
          <table:table-cell office:value-type="float" office:value="0.2284136081481334">
            <text:p>0.2284136081481334</text:p>
          </table:table-cell>
          <table:table-cell office:value-type="float" office:value="0.2141121537689499">
            <text:p>0.2141121537689499</text:p>
          </table:table-cell>
          <table:table-cell office:value-type="float" office:value="0.2136041978161352">
            <text:p>0.2136041978161352</text:p>
          </table:table-cell>
          <table:table-cell office:value-type="float" office:value="0.23391683998752333">
            <text:p>0.23391683998752333</text:p>
          </table:table-cell>
          <table:table-cell office:value-type="float" office:value="0.2015519455043696">
            <text:p>0.2015519455043696</text:p>
          </table:table-cell>
          <table:table-cell office:value-type="float" office:value="0.22440352766226052">
            <text:p>0.22440352766226052</text:p>
          </table:table-cell>
          <table:table-cell office:value-type="float" office:value="0.24086418522796474">
            <text:p>0.24086418522796474</text:p>
          </table:table-cell>
          <table:table-cell office:value-type="float" office:value="0.24300048316825545">
            <text:p>0.24300048316825545</text:p>
          </table:table-cell>
          <table:table-cell office:value-type="float" office:value="0.24629407237854894">
            <text:p>0.24629407237854894</text:p>
          </table:table-cell>
          <table:table-cell office:value-type="float" office:value="0.25012000810736384">
            <text:p>0.25012000810736384</text:p>
          </table:table-cell>
          <table:table-cell office:value-type="float" office:value="0.24979149240505982">
            <text:p>0.24979149240505982</text:p>
          </table:table-cell>
          <table:table-cell office:value-type="float" office:value="0.24559880322671426">
            <text:p>0.24559880322671426</text:p>
          </table:table-cell>
          <table:table-cell office:value-type="float" office:value="0.24610120527212773">
            <text:p>0.24610120527212773</text:p>
          </table:table-cell>
          <table:table-cell office:value-type="float" office:value="0.24823129233143146">
            <text:p>0.24823129233143146</text:p>
          </table:table-cell>
          <table:table-cell office:value-type="float" office:value="0.2617889480110816">
            <text:p>0.2617889480110816</text:p>
          </table:table-cell>
          <table:table-cell office:value-type="float" office:value="0.2612036146180606">
            <text:p>0.2612036146180606</text:p>
          </table:table-cell>
          <table:table-cell office:value-type="float" office:value="0.2609763755129978">
            <text:p>0.2609763755129978</text:p>
          </table:table-cell>
          <table:table-cell office:value-type="float" office:value="0.260402314659487">
            <text:p>0.260402314659487</text:p>
          </table:table-cell>
          <table:table-cell office:value-type="float" office:value="0.24987354462334">
            <text:p>0.24987354462334</text:p>
          </table:table-cell>
          <table:table-cell office:value-type="float" office:value="0.2844285457439837">
            <text:p>0.2844285457439837</text:p>
          </table:table-cell>
          <table:table-cell office:value-type="float" office:value="0.270522158978354">
            <text:p>0.27052215897835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6732268283064347">
            <text:p>0.16732268283064347</text:p>
          </table:table-cell>
          <table:table-cell office:value-type="float" office:value="0.1628464166323743">
            <text:p>0.1628464166323743</text:p>
          </table:table-cell>
          <table:table-cell office:value-type="float" office:value="0.14567618259477333">
            <text:p>0.14567618259477333</text:p>
          </table:table-cell>
          <table:table-cell office:value-type="float" office:value="0.14015167844425827">
            <text:p>0.14015167844425827</text:p>
          </table:table-cell>
          <table:table-cell office:value-type="float" office:value="0.12745582401532518">
            <text:p>0.12745582401532518</text:p>
          </table:table-cell>
          <table:table-cell office:value-type="float" office:value="0.129179619516225">
            <text:p>0.129179619516225</text:p>
          </table:table-cell>
          <table:table-cell office:value-type="float" office:value="0.14558613722397037">
            <text:p>0.14558613722397037</text:p>
          </table:table-cell>
          <table:table-cell office:value-type="float" office:value="0.10089697886044241">
            <text:p>0.10089697886044241</text:p>
          </table:table-cell>
          <table:table-cell office:value-type="float" office:value="0.11055446461943798">
            <text:p>0.11055446461943798</text:p>
          </table:table-cell>
          <table:table-cell office:value-type="float" office:value="0.12025860626383617">
            <text:p>0.12025860626383617</text:p>
          </table:table-cell>
          <table:table-cell office:value-type="float" office:value="0.11784258181998859">
            <text:p>0.11784258181998859</text:p>
          </table:table-cell>
          <table:table-cell office:value-type="float" office:value="0.11905529102440228">
            <text:p>0.11905529102440228</text:p>
          </table:table-cell>
          <table:table-cell office:value-type="float" office:value="0.12208457131145477">
            <text:p>0.12208457131145477</text:p>
          </table:table-cell>
          <table:table-cell office:value-type="float" office:value="0.12225325083129043">
            <text:p>0.12225325083129043</text:p>
          </table:table-cell>
          <table:table-cell office:value-type="float" office:value="0.11963888542374408">
            <text:p>0.11963888542374408</text:p>
          </table:table-cell>
          <table:table-cell office:value-type="float" office:value="0.12119429352541228">
            <text:p>0.12119429352541228</text:p>
          </table:table-cell>
          <table:table-cell office:value-type="float" office:value="0.12287618844925978">
            <text:p>0.12287618844925978</text:p>
          </table:table-cell>
          <table:table-cell office:value-type="float" office:value="0.13245050688206167">
            <text:p>0.13245050688206167</text:p>
          </table:table-cell>
          <table:table-cell office:value-type="float" office:value="0.12787358423844175">
            <text:p>0.12787358423844175</text:p>
          </table:table-cell>
          <table:table-cell office:value-type="float" office:value="0.1273977625504969">
            <text:p>0.1273977625504969</text:p>
          </table:table-cell>
          <table:table-cell office:value-type="float" office:value="0.1292192467567809">
            <text:p>0.1292192467567809</text:p>
          </table:table-cell>
          <table:table-cell office:value-type="float" office:value="0.12388983260659324">
            <text:p>0.12388983260659324</text:p>
          </table:table-cell>
          <table:table-cell office:value-type="float" office:value="0.1671259201822794">
            <text:p>0.1671259201822794</text:p>
          </table:table-cell>
          <table:table-cell office:value-type="float" office:value="0.16558263574363413">
            <text:p>0.1655826357436341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3934156722030245">
            <text:p>0.23934156722030245</text:p>
          </table:table-cell>
          <table:table-cell office:value-type="float" office:value="0.23264918456713807">
            <text:p>0.23264918456713807</text:p>
          </table:table-cell>
          <table:table-cell office:value-type="float" office:value="0.2155007223388989">
            <text:p>0.2155007223388989</text:p>
          </table:table-cell>
          <table:table-cell office:value-type="float" office:value="0.2076139029959034">
            <text:p>0.2076139029959034</text:p>
          </table:table-cell>
          <table:table-cell office:value-type="float" office:value="0.193691765764667">
            <text:p>0.193691765764667</text:p>
          </table:table-cell>
          <table:table-cell office:value-type="float" office:value="0.19370925206994014">
            <text:p>0.19370925206994014</text:p>
          </table:table-cell>
          <table:table-cell office:value-type="float" office:value="0.21310043276501223">
            <text:p>0.21310043276501223</text:p>
          </table:table-cell>
          <table:table-cell office:value-type="float" office:value="0.17783719055296948">
            <text:p>0.17783719055296948</text:p>
          </table:table-cell>
          <table:table-cell office:value-type="float" office:value="0.1975805170412416">
            <text:p>0.1975805170412416</text:p>
          </table:table-cell>
          <table:table-cell office:value-type="float" office:value="0.21244903706674842">
            <text:p>0.21244903706674842</text:p>
          </table:table-cell>
          <table:table-cell office:value-type="float" office:value="0.21351343660211158">
            <text:p>0.21351343660211158</text:p>
          </table:table-cell>
          <table:table-cell office:value-type="float" office:value="0.21631684246644886">
            <text:p>0.21631684246644886</text:p>
          </table:table-cell>
          <table:table-cell office:value-type="float" office:value="0.21995487526313903">
            <text:p>0.21995487526313903</text:p>
          </table:table-cell>
          <table:table-cell office:value-type="float" office:value="0.21974343893470802">
            <text:p>0.21974343893470802</text:p>
          </table:table-cell>
          <table:table-cell office:value-type="float" office:value="0.21592270577980918">
            <text:p>0.21592270577980918</text:p>
          </table:table-cell>
          <table:table-cell office:value-type="float" office:value="0.21667295796530575">
            <text:p>0.21667295796530575</text:p>
          </table:table-cell>
          <table:table-cell office:value-type="float" office:value="0.21869733437945554">
            <text:p>0.21869733437945554</text:p>
          </table:table-cell>
          <table:table-cell office:value-type="float" office:value="0.23131597929653153">
            <text:p>0.23131597929653153</text:p>
          </table:table-cell>
          <table:table-cell office:value-type="float" office:value="0.22979100734513822">
            <text:p>0.22979100734513822</text:p>
          </table:table-cell>
          <table:table-cell office:value-type="float" office:value="0.22950526848859962">
            <text:p>0.22950526848859962</text:p>
          </table:table-cell>
          <table:table-cell office:value-type="float" office:value="0.22949521604392306">
            <text:p>0.22949521604392306</text:p>
          </table:table-cell>
          <table:table-cell office:value-type="float" office:value="0.22019144816058095">
            <text:p>0.22019144816058095</text:p>
          </table:table-cell>
          <table:table-cell office:value-type="float" office:value="0.256786922922527">
            <text:p>0.256786922922527</text:p>
          </table:table-cell>
          <table:table-cell office:value-type="float" office:value="0.24579232901540235">
            <text:p>0.2457923290154023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1422935381452085">
            <text:p>0.21422935381452085</text:p>
          </table:table-cell>
          <table:table-cell office:value-type="float" office:value="0.2083096769177416">
            <text:p>0.2083096769177416</text:p>
          </table:table-cell>
          <table:table-cell office:value-type="float" office:value="0.19115439924663621">
            <text:p>0.19115439924663621</text:p>
          </table:table-cell>
          <table:table-cell office:value-type="float" office:value="0.18409129552932274">
            <text:p>0.18409129552932274</text:p>
          </table:table-cell>
          <table:table-cell office:value-type="float" office:value="0.17059719377575566">
            <text:p>0.17059719377575566</text:p>
          </table:table-cell>
          <table:table-cell office:value-type="float" office:value="0.17120939545069702">
            <text:p>0.17120939545069702</text:p>
          </table:table-cell>
          <table:table-cell office:value-type="float" office:value="0.189559429220115">
            <text:p>0.189559429220115</text:p>
          </table:table-cell>
          <table:table-cell office:value-type="float" office:value="0.15101247222211167">
            <text:p>0.15101247222211167</text:p>
          </table:table-cell>
          <table:table-cell office:value-type="float" office:value="0.16723959495746715">
            <text:p>0.16723959495746715</text:p>
          </table:table-cell>
          <table:table-cell office:value-type="float" office:value="0.18030745497820788">
            <text:p>0.18030745497820788</text:p>
          </table:table-cell>
          <table:table-cell office:value-type="float" office:value="0.18015874129891454">
            <text:p>0.18015874129891454</text:p>
          </table:table-cell>
          <table:table-cell office:value-type="float" office:value="0.1824076001897254">
            <text:p>0.1824076001897254</text:p>
          </table:table-cell>
          <table:table-cell office:value-type="float" office:value="0.18583329472110685">
            <text:p>0.18583329472110685</text:p>
          </table:table-cell>
          <table:table-cell office:value-type="float" office:value="0.1857543533108176">
            <text:p>0.1857543533108176</text:p>
          </table:table-cell>
          <table:table-cell office:value-type="float" office:value="0.18235425917316847">
            <text:p>0.18235425917316847</text:p>
          </table:table-cell>
          <table:table-cell office:value-type="float" office:value="0.18338510618657938">
            <text:p>0.18338510618657938</text:p>
          </table:table-cell>
          <table:table-cell office:value-type="float" office:value="0.18529002303254902">
            <text:p>0.18529002303254902</text:p>
          </table:table-cell>
          <table:table-cell office:value-type="float" office:value="0.19684703118118552">
            <text:p>0.19684703118118552</text:p>
          </table:table-cell>
          <table:table-cell office:value-type="float" office:value="0.19425840258603738">
            <text:p>0.19425840258603738</text:p>
          </table:table-cell>
          <table:table-cell office:value-type="float" office:value="0.19390642523248988">
            <text:p>0.19390642523248988</text:p>
          </table:table-cell>
          <table:table-cell office:value-type="float" office:value="0.19453473611362634">
            <text:p>0.19453473611362634</text:p>
          </table:table-cell>
          <table:table-cell office:value-type="float" office:value="0.1866166068294211">
            <text:p>0.1866166068294211</text:p>
          </table:table-cell>
          <table:table-cell office:value-type="float" office:value="0.22552494809365978">
            <text:p>0.22552494809365978</text:p>
          </table:table-cell>
          <table:table-cell office:value-type="float" office:value="0.21782500441836486">
            <text:p>0.2178250044183648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32660244644463">
            <text:p>0.2732660244644463</text:p>
          </table:table-cell>
          <table:table-cell office:value-type="float" office:value="0.2648583700687549">
            <text:p>0.2648583700687549</text:p>
          </table:table-cell>
          <table:table-cell office:value-type="float" office:value="0.26491273214963756">
            <text:p>0.26491273214963756</text:p>
          </table:table-cell>
          <table:table-cell office:value-type="float" office:value="0.2559491838930667">
            <text:p>0.2559491838930667</text:p>
          </table:table-cell>
          <table:table-cell office:value-type="float" office:value="0.25128006561228855">
            <text:p>0.25128006561228855</text:p>
          </table:table-cell>
          <table:table-cell office:value-type="float" office:value="0.24481503403680388">
            <text:p>0.24481503403680388</text:p>
          </table:table-cell>
          <table:table-cell office:value-type="float" office:value="0.2561554762581567">
            <text:p>0.2561554762581567</text:p>
          </table:table-cell>
          <table:table-cell office:value-type="float" office:value="0.29181162598996047">
            <text:p>0.29181162598996047</text:p>
          </table:table-cell>
          <table:table-cell office:value-type="float" office:value="0.33005840368997397">
            <text:p>0.33005840368997397</text:p>
          </table:table-cell>
          <table:table-cell office:value-type="float" office:value="0.34965018320845787">
            <text:p>0.34965018320845787</text:p>
          </table:table-cell>
          <table:table-cell office:value-type="float" office:value="0.36283895931215926">
            <text:p>0.36283895931215926</text:p>
          </table:table-cell>
          <table:table-cell office:value-type="float" office:value="0.3688705720793558">
            <text:p>0.3688705720793558</text:p>
          </table:table-cell>
          <table:table-cell office:value-type="float" office:value="0.37118305114730127">
            <text:p>0.37118305114730127</text:p>
          </table:table-cell>
          <table:table-cell office:value-type="float" office:value="0.36974247773382524">
            <text:p>0.36974247773382524</text:p>
          </table:table-cell>
          <table:table-cell office:value-type="float" office:value="0.36516538572170565">
            <text:p>0.36516538572170565</text:p>
          </table:table-cell>
          <table:table-cell office:value-type="float" office:value="0.36211594918495965">
            <text:p>0.36211594918495965</text:p>
          </table:table-cell>
          <table:table-cell office:value-type="float" office:value="0.36341690307367625">
            <text:p>0.36341690307367625</text:p>
          </table:table-cell>
          <table:table-cell office:value-type="float" office:value="0.37497229588731934">
            <text:p>0.37497229588731934</text:p>
          </table:table-cell>
          <table:table-cell office:value-type="float" office:value="0.3865333757177015">
            <text:p>0.3865333757177015</text:p>
          </table:table-cell>
          <table:table-cell office:value-type="float" office:value="0.38725311467011314">
            <text:p>0.38725311467011314</text:p>
          </table:table-cell>
          <table:table-cell office:value-type="float" office:value="0.3803135617556715">
            <text:p>0.3803135617556715</text:p>
          </table:table-cell>
          <table:table-cell office:value-type="float" office:value="0.36523981243581555">
            <text:p>0.36523981243581555</text:p>
          </table:table-cell>
          <table:table-cell office:value-type="float" office:value="0.3401391252224423">
            <text:p>0.3401391252224423</text:p>
          </table:table-cell>
          <table:table-cell office:value-type="float" office:value="0.3043108834113443">
            <text:p>0.304310883411344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374992734048771">
            <text:p>0.1374992734048771</text:p>
          </table:table-cell>
          <table:table-cell office:value-type="float" office:value="0.13326879370030176">
            <text:p>0.13326879370030176</text:p>
          </table:table-cell>
          <table:table-cell office:value-type="float" office:value="0.13329614707010556">
            <text:p>0.13329614707010556</text:p>
          </table:table-cell>
          <table:table-cell office:value-type="float" office:value="0.1287859582355313">
            <text:p>0.1287859582355313</text:p>
          </table:table-cell>
          <table:table-cell office:value-type="float" office:value="0.12643659785563546">
            <text:p>0.12643659785563546</text:p>
          </table:table-cell>
          <table:table-cell office:value-type="float" office:value="0.1231835877314868">
            <text:p>0.1231835877314868</text:p>
          </table:table-cell>
          <table:table-cell office:value-type="float" office:value="0.1288897583708187">
            <text:p>0.1288897583708187</text:p>
          </table:table-cell>
          <table:table-cell office:value-type="float" office:value="0.14683086425892472">
            <text:p>0.14683086425892472</text:p>
          </table:table-cell>
          <table:table-cell office:value-type="float" office:value="0.16607549649645317">
            <text:p>0.16607549649645317</text:p>
          </table:table-cell>
          <table:table-cell office:value-type="float" office:value="0.17593349276137402">
            <text:p>0.17593349276137402</text:p>
          </table:table-cell>
          <table:table-cell office:value-type="float" office:value="0.1825696896135526">
            <text:p>0.1825696896135526</text:p>
          </table:table-cell>
          <table:table-cell office:value-type="float" office:value="0.18560461638344447">
            <text:p>0.18560461638344447</text:p>
          </table:table-cell>
          <table:table-cell office:value-type="float" office:value="0.18676818654270586">
            <text:p>0.18676818654270586</text:p>
          </table:table-cell>
          <table:table-cell office:value-type="float" office:value="0.18604333317673127">
            <text:p>0.18604333317673127</text:p>
          </table:table-cell>
          <table:table-cell office:value-type="float" office:value="0.18374027765708886">
            <text:p>0.18374027765708886</text:p>
          </table:table-cell>
          <table:table-cell office:value-type="float" office:value="0.1822058925870139">
            <text:p>0.1822058925870139</text:p>
          </table:table-cell>
          <table:table-cell office:value-type="float" office:value="0.18286049359269188">
            <text:p>0.18286049359269188</text:p>
          </table:table-cell>
          <table:table-cell office:value-type="float" office:value="0.1886748209277405">
            <text:p>0.1886748209277405</text:p>
          </table:table-cell>
          <table:table-cell office:value-type="float" office:value="0.19449200979916703">
            <text:p>0.19449200979916703</text:p>
          </table:table-cell>
          <table:table-cell office:value-type="float" office:value="0.19485416086859314">
            <text:p>0.19485416086859314</text:p>
          </table:table-cell>
          <table:table-cell office:value-type="float" office:value="0.19136238582864654">
            <text:p>0.19136238582864654</text:p>
          </table:table-cell>
          <table:table-cell office:value-type="float" office:value="0.18377772694897276">
            <text:p>0.18377772694897276</text:p>
          </table:table-cell>
          <table:table-cell office:value-type="float" office:value="0.17114781344045724">
            <text:p>0.17114781344045724</text:p>
          </table:table-cell>
          <table:table-cell office:value-type="float" office:value="0.1531201159758524">
            <text:p>0.153120115975852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1421655262626615">
            <text:p>0.031421655262626615</text:p>
          </table:table-cell>
          <table:table-cell office:value-type="float" office:value="0.030454896154879913">
            <text:p>0.030454896154879913</text:p>
          </table:table-cell>
          <table:table-cell office:value-type="float" office:value="0.030461147010865993">
            <text:p>0.030461147010865993</text:p>
          </table:table-cell>
          <table:table-cell office:value-type="float" office:value="0.029430468119116177">
            <text:p>0.029430468119116177</text:p>
          </table:table-cell>
          <table:table-cell office:value-type="float" office:value="0.028893586795188195">
            <text:p>0.028893586795188195</text:p>
          </table:table-cell>
          <table:table-cell office:value-type="float" office:value="0.028150201320082054">
            <text:p>0.028150201320082054</text:p>
          </table:table-cell>
          <table:table-cell office:value-type="float" office:value="0.029454188768589188">
            <text:p>0.029454188768589188</text:p>
          </table:table-cell>
          <table:table-cell office:value-type="float" office:value="0.03355413221037295">
            <text:p>0.03355413221037295</text:p>
          </table:table-cell>
          <table:table-cell office:value-type="float" office:value="0.03795196053956757">
            <text:p>0.03795196053956757</text:p>
          </table:table-cell>
          <table:table-cell office:value-type="float" office:value="0.040204732881894675">
            <text:p>0.040204732881894675</text:p>
          </table:table-cell>
          <table:table-cell office:value-type="float" office:value="0.04172125209381885">
            <text:p>0.04172125209381885</text:p>
          </table:table-cell>
          <table:table-cell office:value-type="float" office:value="0.04241480065119957">
            <text:p>0.04241480065119957</text:p>
          </table:table-cell>
          <table:table-cell office:value-type="float" office:value="0.042680702422989464">
            <text:p>0.042680702422989464</text:p>
          </table:table-cell>
          <table:table-cell office:value-type="float" office:value="0.04251505723798177">
            <text:p>0.04251505723798177</text:p>
          </table:table-cell>
          <table:table-cell office:value-type="float" office:value="0.041988757608922296">
            <text:p>0.041988757608922296</text:p>
          </table:table-cell>
          <table:table-cell office:value-type="float" office:value="0.041638116347204296">
            <text:p>0.041638116347204296</text:p>
          </table:table-cell>
          <table:table-cell office:value-type="float" office:value="0.04178770729867344">
            <text:p>0.04178770729867344</text:p>
          </table:table-cell>
          <table:table-cell office:value-type="float" office:value="0.04311641096802311">
            <text:p>0.04311641096802311</text:p>
          </table:table-cell>
          <table:table-cell office:value-type="float" office:value="0.04444576856235252">
            <text:p>0.04444576856235252</text:p>
          </table:table-cell>
          <table:table-cell office:value-type="float" office:value="0.04452852817100148">
            <text:p>0.04452852817100148</text:p>
          </table:table-cell>
          <table:table-cell office:value-type="float" office:value="0.043730579579398535">
            <text:p>0.043730579579398535</text:p>
          </table:table-cell>
          <table:table-cell office:value-type="float" office:value="0.04199731560861401">
            <text:p>0.04199731560861401</text:p>
          </table:table-cell>
          <table:table-cell office:value-type="float" office:value="0.039111098260448">
            <text:p>0.039111098260448</text:p>
          </table:table-cell>
          <table:table-cell office:value-type="float" office:value="0.03499136670925838">
            <text:p>0.034991366709258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30847578113526397">
            <text:p>0.30847578113526397</text:p>
          </table:table-cell>
          <table:table-cell office:value-type="float" office:value="0.2996562565577873">
            <text:p>0.2996562565577873</text:p>
          </table:table-cell>
          <table:table-cell office:value-type="float" office:value="0.28252333174891336">
            <text:p>0.28252333174891336</text:p>
          </table:table-cell>
          <table:table-cell office:value-type="float" office:value="0.2723688070012738">
            <text:p>0.2723688070012738</text:p>
          </table:table-cell>
          <table:table-cell office:value-type="float" office:value="0.2572664387767532">
            <text:p>0.2572664387767532</text:p>
          </table:table-cell>
          <table:table-cell office:value-type="float" office:value="0.25564773220933706">
            <text:p>0.25564773220933706</text:p>
          </table:table-cell>
          <table:table-cell office:value-type="float" office:value="0.277906976637171">
            <text:p>0.277906976637171</text:p>
          </table:table-cell>
          <table:table-cell office:value-type="float" office:value="0.251671366726881">
            <text:p>0.251671366726881</text:p>
          </table:table-cell>
          <table:table-cell office:value-type="float" office:value="0.2810922626386982">
            <text:p>0.2810922626386982</text:p>
          </table:table-cell>
          <table:table-cell office:value-type="float" office:value="0.30091759073480395">
            <text:p>0.30091759073480395</text:p>
          </table:table-cell>
          <table:table-cell office:value-type="float" office:value="0.3053197378561243">
            <text:p>0.3053197378561243</text:p>
          </table:table-cell>
          <table:table-cell office:value-type="float" office:value="0.30964935287234624">
            <text:p>0.30964935287234624</text:p>
          </table:table-cell>
          <table:table-cell office:value-type="float" office:value="0.31387225786090467">
            <text:p>0.31387225786090467</text:p>
          </table:table-cell>
          <table:table-cell office:value-type="float" office:value="0.3132962585014324">
            <text:p>0.3132962585014324</text:p>
          </table:table-cell>
          <table:table-cell office:value-type="float" office:value="0.30831753655785504">
            <text:p>0.30831753655785504</text:p>
          </table:table-cell>
          <table:table-cell office:value-type="float" office:value="0.308295949657354">
            <text:p>0.308295949657354</text:p>
          </table:table-cell>
          <table:table-cell office:value-type="float" office:value="0.3106493656357067">
            <text:p>0.3106493656357067</text:p>
          </table:table-cell>
          <table:table-cell office:value-type="float" office:value="0.32619117737934533">
            <text:p>0.32619117737934533</text:p>
          </table:table-cell>
          <table:table-cell office:value-type="float" office:value="0.32759227905508753">
            <text:p>0.32759227905508753</text:p>
          </table:table-cell>
          <table:table-cell office:value-type="float" office:value="0.32748872370339666">
            <text:p>0.32748872370339666</text:p>
          </table:table-cell>
          <table:table-cell office:value-type="float" office:value="0.32572238785131263">
            <text:p>0.32572238785131263</text:p>
          </table:table-cell>
          <table:table-cell office:value-type="float" office:value="0.3126046721759063">
            <text:p>0.3126046721759063</text:p>
          </table:table-cell>
          <table:table-cell office:value-type="float" office:value="0.3428437869305423">
            <text:p>0.3428437869305423</text:p>
          </table:table-cell>
          <table:table-cell office:value-type="float" office:value="0.3227828067188211">
            <text:p>0.322782806718821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772685363312596">
            <text:p>0.1772685363312596</text:p>
          </table:table-cell>
          <table:table-cell office:value-type="float" office:value="0.17181446427226693">
            <text:p>0.17181446427226693</text:p>
          </table:table-cell>
          <table:table-cell office:value-type="float" office:value="0.17184972912646437">
            <text:p>0.17184972912646437</text:p>
          </table:table-cell>
          <table:table-cell office:value-type="float" office:value="0.16603504695772117">
            <text:p>0.16603504695772117</text:p>
          </table:table-cell>
          <table:table-cell office:value-type="float" office:value="0.16300617512774057">
            <text:p>0.16300617512774057</text:p>
          </table:table-cell>
          <table:table-cell office:value-type="float" office:value="0.15881228865038827">
            <text:p>0.15881228865038827</text:p>
          </table:table-cell>
          <table:table-cell office:value-type="float" office:value="0.16616886946890735">
            <text:p>0.16616886946890735</text:p>
          </table:table-cell>
          <table:table-cell office:value-type="float" office:value="0.18929912683095151">
            <text:p>0.18929912683095151</text:p>
          </table:table-cell>
          <table:table-cell office:value-type="float" office:value="0.2141099327683373">
            <text:p>0.2141099327683373</text:p>
          </table:table-cell>
          <table:table-cell office:value-type="float" office:value="0.22681918224848277">
            <text:p>0.22681918224848277</text:p>
          </table:table-cell>
          <table:table-cell office:value-type="float" office:value="0.23537478311575538">
            <text:p>0.23537478311575538</text:p>
          </table:table-cell>
          <table:table-cell office:value-type="float" office:value="0.23928750943822066">
            <text:p>0.23928750943822066</text:p>
          </table:table-cell>
          <table:table-cell office:value-type="float" office:value="0.24078762194022277">
            <text:p>0.24078762194022277</text:p>
          </table:table-cell>
          <table:table-cell office:value-type="float" office:value="0.23985311740024243">
            <text:p>0.23985311740024243</text:p>
          </table:table-cell>
          <table:table-cell office:value-type="float" office:value="0.23688394330246557">
            <text:p>0.23688394330246557</text:p>
          </table:table-cell>
          <table:table-cell office:value-type="float" office:value="0.2349057641542776">
            <text:p>0.2349057641542776</text:p>
          </table:table-cell>
          <table:table-cell office:value-type="float" office:value="0.2357496970659493">
            <text:p>0.2357496970659493</text:p>
          </table:table-cell>
          <table:table-cell office:value-type="float" office:value="0.24324571701508857">
            <text:p>0.24324571701508857</text:p>
          </table:table-cell>
          <table:table-cell office:value-type="float" office:value="0.25074542615001394">
            <text:p>0.25074542615001394</text:p>
          </table:table-cell>
          <table:table-cell office:value-type="float" office:value="0.25121232309003544">
            <text:p>0.25121232309003544</text:p>
          </table:table-cell>
          <table:table-cell office:value-type="float" office:value="0.24671061311585454">
            <text:p>0.24671061311585454</text:p>
          </table:table-cell>
          <table:table-cell office:value-type="float" office:value="0.23693222414784434">
            <text:p>0.23693222414784434</text:p>
          </table:table-cell>
          <table:table-cell office:value-type="float" office:value="0.22064932878262827">
            <text:p>0.22064932878262827</text:p>
          </table:table-cell>
          <table:table-cell office:value-type="float" office:value="0.19740743474320951">
            <text:p>0.1974074347432095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7221787090004945">
            <text:p>0.17221787090004945</text:p>
          </table:table-cell>
          <table:table-cell office:value-type="float" office:value="0.16759049104344376">
            <text:p>0.16759049104344376</text:p>
          </table:table-cell>
          <table:table-cell office:value-type="float" office:value="0.15043408607880132">
            <text:p>0.15043408607880132</text:p>
          </table:table-cell>
          <table:table-cell office:value-type="float" office:value="0.1447490391350204">
            <text:p>0.1447490391350204</text:p>
          </table:table-cell>
          <table:table-cell office:value-type="float" office:value="0.13197689441451035">
            <text:p>0.13197689441451035</text:p>
          </table:table-cell>
          <table:table-cell office:value-type="float" office:value="0.13358063156221978">
            <text:p>0.13358063156221978</text:p>
          </table:table-cell>
          <table:table-cell office:value-type="float" office:value="0.1501832268747719">
            <text:p>0.1501832268747719</text:p>
          </table:table-cell>
          <table:table-cell office:value-type="float" office:value="0.10618250780085456">
            <text:p>0.10618250780085456</text:p>
          </table:table-cell>
          <table:table-cell office:value-type="float" office:value="0.11653541546396533">
            <text:p>0.11653541546396533</text:p>
          </table:table-cell>
          <table:table-cell office:value-type="float" office:value="0.12659222983040957">
            <text:p>0.12659222983040957</text:p>
          </table:table-cell>
          <table:table-cell office:value-type="float" office:value="0.12442030412170924">
            <text:p>0.12442030412170924</text:p>
          </table:table-cell>
          <table:table-cell office:value-type="float" office:value="0.12574291497515705">
            <text:p>0.12574291497515705</text:p>
          </table:table-cell>
          <table:table-cell office:value-type="float" office:value="0.128812414614486">
            <text:p>0.128812414614486</text:p>
          </table:table-cell>
          <table:table-cell office:value-type="float" office:value="0.128954503056689">
            <text:p>0.128954503056689</text:p>
          </table:table-cell>
          <table:table-cell office:value-type="float" office:value="0.12625800464294035">
            <text:p>0.12625800464294035</text:p>
          </table:table-cell>
          <table:table-cell office:value-type="float" office:value="0.1277562287274015">
            <text:p>0.1277562287274015</text:p>
          </table:table-cell>
          <table:table-cell office:value-type="float" office:value="0.12946076692040748">
            <text:p>0.12946076692040748</text:p>
          </table:table-cell>
          <table:table-cell office:value-type="float" office:value="0.13924021718300092">
            <text:p>0.13924021718300092</text:p>
          </table:table-cell>
          <table:table-cell office:value-type="float" office:value="0.13487910529536545">
            <text:p>0.13487910529536545</text:p>
          </table:table-cell>
          <table:table-cell office:value-type="float" office:value="0.13441686161639108">
            <text:p>0.13441686161639108</text:p>
          </table:table-cell>
          <table:table-cell office:value-type="float" office:value="0.1361094969553984">
            <text:p>0.1361094969553984</text:p>
          </table:table-cell>
          <table:table-cell office:value-type="float" office:value="0.13050714263182367">
            <text:p>0.13050714263182367</text:p>
          </table:table-cell>
          <table:table-cell office:value-type="float" office:value="0.17324979301406668">
            <text:p>0.17324979301406668</text:p>
          </table:table-cell>
          <table:table-cell office:value-type="float" office:value="0.17104945472890953">
            <text:p>0.171049454728909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6284331052525308">
            <text:p>0.06284331052525308</text:p>
          </table:table-cell>
          <table:table-cell office:value-type="float" office:value="0.060909792309759965">
            <text:p>0.060909792309759965</text:p>
          </table:table-cell>
          <table:table-cell office:value-type="float" office:value="0.06092229402173213">
            <text:p>0.06092229402173213</text:p>
          </table:table-cell>
          <table:table-cell office:value-type="float" office:value="0.05886093623823249">
            <text:p>0.05886093623823249</text:p>
          </table:table-cell>
          <table:table-cell office:value-type="float" office:value="0.05778717359037639">
            <text:p>0.05778717359037639</text:p>
          </table:table-cell>
          <table:table-cell office:value-type="float" office:value="0.05630040264016411">
            <text:p>0.05630040264016411</text:p>
          </table:table-cell>
          <table:table-cell office:value-type="float" office:value="0.058908377537178376">
            <text:p>0.058908377537178376</text:p>
          </table:table-cell>
          <table:table-cell office:value-type="float" office:value="0.0671082644207459">
            <text:p>0.0671082644207459</text:p>
          </table:table-cell>
          <table:table-cell office:value-type="float" office:value="0.07590392107913528">
            <text:p>0.07590392107913528</text:p>
          </table:table-cell>
          <table:table-cell office:value-type="float" office:value="0.08040946576378935">
            <text:p>0.08040946576378935</text:p>
          </table:table-cell>
          <table:table-cell office:value-type="float" office:value="0.08344250418763756">
            <text:p>0.08344250418763756</text:p>
          </table:table-cell>
          <table:table-cell office:value-type="float" office:value="0.08482960130239929">
            <text:p>0.08482960130239929</text:p>
          </table:table-cell>
          <table:table-cell office:value-type="float" office:value="0.08536140484597877">
            <text:p>0.08536140484597877</text:p>
          </table:table-cell>
          <table:table-cell office:value-type="float" office:value="0.0850301144759634">
            <text:p>0.0850301144759634</text:p>
          </table:table-cell>
          <table:table-cell office:value-type="float" office:value="0.08397751521784445">
            <text:p>0.08397751521784445</text:p>
          </table:table-cell>
          <table:table-cell office:value-type="float" office:value="0.08327623269440845">
            <text:p>0.08327623269440845</text:p>
          </table:table-cell>
          <table:table-cell office:value-type="float" office:value="0.08357541459734688">
            <text:p>0.08357541459734688</text:p>
          </table:table-cell>
          <table:table-cell office:value-type="float" office:value="0.08623282193604621">
            <text:p>0.08623282193604621</text:p>
          </table:table-cell>
          <table:table-cell office:value-type="float" office:value="0.08889153712470504">
            <text:p>0.08889153712470504</text:p>
          </table:table-cell>
          <table:table-cell office:value-type="float" office:value="0.0890570563420031">
            <text:p>0.0890570563420031</text:p>
          </table:table-cell>
          <table:table-cell office:value-type="float" office:value="0.08746115915879707">
            <text:p>0.08746115915879707</text:p>
          </table:table-cell>
          <table:table-cell office:value-type="float" office:value="0.08399463121722787">
            <text:p>0.08399463121722787</text:p>
          </table:table-cell>
          <table:table-cell office:value-type="float" office:value="0.078222196520896">
            <text:p>0.078222196520896</text:p>
          </table:table-cell>
          <table:table-cell office:value-type="float" office:value="0.06998273341851675">
            <text:p>0.069982733418516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